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86cm"/>
    </style:style>
    <style:style style:name="gr2" style:family="graphic" style:parent-style-name="standard">
      <style:graphic-properties draw:fill="none" draw:textarea-vertical-align="middle" draw:auto-grow-height="false" fo:min-height="1.402cm" fo:min-width="0cm"/>
    </style:style>
    <style:style style:name="gr3" style:family="graphic" style:parent-style-name="standard">
      <style:graphic-properties draw:fill="none" draw:textarea-vertical-align="middle" draw:auto-grow-height="false" fo:min-height="2.785cm" fo:min-width="0cm"/>
    </style:style>
    <style:style style:name="gr4" style:family="graphic" style:parent-style-name="standard">
      <style:graphic-properties draw:fill="none" draw:textarea-vertical-align="middle" draw:auto-grow-height="false" fo:min-height="2.926cm" fo:min-width="0cm"/>
    </style:style>
    <style:style style:name="gr5" style:family="graphic" style:parent-style-name="standard">
      <style:graphic-properties draw:fill="none" draw:textarea-vertical-align="middle" draw:auto-grow-height="false" fo:min-height="7.498cm" fo:min-width="0cm"/>
    </style:style>
    <style:style style:name="gr6" style:family="graphic" style:parent-style-name="standard">
      <style:graphic-properties draw:fill="none" draw:textarea-vertical-align="middle" draw:auto-grow-height="false" fo:min-height="12.855cm" fo:min-width="0cm"/>
    </style:style>
    <style:style style:name="gr7" style:family="graphic" style:parent-style-name="standard">
      <style:graphic-properties draw:fill="none" draw:textarea-vertical-align="middle" draw:auto-grow-height="false" fo:min-height="23.246cm" fo:min-width="0.667cm"/>
    </style:style>
    <style:style style:name="gr8" style:family="graphic" style:parent-style-name="standard">
      <style:graphic-properties draw:fill="none" draw:textarea-vertical-align="middle" draw:auto-grow-height="false" fo:min-height="25.659cm" fo:min-width="2.012cm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gr10" style:family="graphic" style:parent-style-name="standard">
      <style:graphic-properties draw:stroke="none" svg:stroke-color="#000000" draw:fill="none" draw:fill-color="#ffffff" fo:min-height="0.467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384cm"/>
    </style:style>
    <style:style style:name="gr13" style:family="graphic" style:parent-style-name="standard">
      <style:graphic-properties draw:fill="none" draw:textarea-vertical-align="middle" draw:auto-grow-height="false" fo:min-height="9.443cm" fo:min-width="0cm"/>
    </style:style>
    <style:style style:name="gr14" style:family="graphic" style:parent-style-name="standard">
      <style:graphic-properties draw:fill="none" draw:textarea-vertical-align="middle" draw:auto-grow-height="false" fo:min-height="1.783cm" fo:min-width="0cm"/>
    </style:style>
    <style:style style:name="P1" style:family="paragraph">
      <loext:graphic-properties draw:fill="none" draw:fill-color="#ffffff"/>
      <style:text-properties style:font-name="Fira Code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Code"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Fira Code" fo:font-size="11pt" style:font-size-asian="11pt" style:font-size-complex="11pt"/>
    </style:style>
    <style:style style:name="T1" style:family="text">
      <style:text-properties fo:color="#ff8000" style:font-name="Fira Code" fo:font-size="28pt" style:font-size-asian="28pt" style:font-size-complex="28pt"/>
    </style:style>
    <style:style style:name="T2" style:family="text">
      <style:text-properties style:font-name="Fira Code" fo:font-size="28pt" style:font-size-asian="28pt" style:font-size-complex="28pt"/>
    </style:style>
    <style:style style:name="T3" style:family="text">
      <style:text-properties fo:color="#2a6099" style:font-name="Fira Code" fo:font-size="28pt" style:font-size-asian="28pt" style:font-size-complex="28pt"/>
    </style:style>
    <style:style style:name="T4" style:family="text">
      <style:text-properties fo:color="#ff0000" style:font-name="Fira Code" fo:font-size="28pt" style:font-size-asian="28pt" style:font-size-complex="28pt"/>
    </style:style>
    <style:style style:name="T5" style:family="text">
      <style:text-properties style:use-window-font-color="true" style:font-name="Fira Code" fo:font-size="28pt" style:font-size-asian="28pt" style:font-size-complex="28pt"/>
    </style:style>
    <style:style style:name="T6" style:family="text">
      <style:text-properties style:font-name="Fira Cod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016cm" svg:height="1.436cm" svg:x="0.4cm" svg:y="4.364cm">
          <draw:text-box>
            <text:p><text:span text:style-name="T1">h1</text:span><text:span text:style-name="T2"> { </text:span><text:span text:style-name="T3">color</text:span><text:span text:style-name="T2">: </text:span><text:span text:style-name="T4">white</text:span><text:span text:style-name="T2">; </text:span><text:span text:style-name="T3">background-color</text:span><text:span text:style-name="T2">: </text:span><text:span text:style-name="T4">red</text:span><text:span text:style-name="T5">; </text:span><text:span text:style-name="T2">}</text:span></text:p>
          </draw:text-box>
        </draw:frame>
        <draw:custom-shape draw:style-name="gr2" draw:text-style-name="P2" draw:layer="layout" svg:width="0.508cm" svg:height="1.651cm" draw:transform="rotate (1.5707963267949) translate (0.381cm 6.223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2" draw:layer="layout" svg:width="0.508cm" svg:height="3.034cm" draw:transform="rotate (1.5707963267949) translate (3.57cm 6.223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508cm" svg:height="3.175cm" draw:transform="rotate (1.5707963267949) translate (7.62cm 6.223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2" draw:layer="layout" svg:width="0.508cm" svg:height="7.747cm" draw:transform="rotate (-1.5707963267949) translate (11.303cm 3.937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2" draw:layer="layout" svg:width="0.508cm" svg:height="13.104cm" draw:transform="rotate (-1.5707963267949) translate (24.892cm 3.937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" draw:text-style-name="P2" draw:layer="layout" svg:width="1.651cm" svg:height="23.495cm" draw:transform="rotate (-1.5707963267949) translate (26.035cm 2.794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2" draw:layer="layout" svg:width="3.556cm" svg:height="25.908cm" draw:transform="rotate (-1.5707963267949) translate (26.289cm 0.889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3" draw:layer="layout" svg:width="2.421cm" svg:height="0.717cm" svg:x="0.019cm" svg:y="6.477cm">
          <draw:text-box>
            <text:p><text:span text:style-name="T6">Селектор</text:span></text:p>
          </draw:text-box>
        </draw:frame>
        <draw:frame draw:style-name="gr10" draw:text-style-name="P5" draw:layer="layout" svg:width="2.413cm" svg:height="0.717cm" svg:x="8.055cm" svg:y="6.477cm">
          <draw:text-box>
            <text:p text:style-name="P4"><text:span text:style-name="T6">Значение</text:span></text:p>
          </draw:text-box>
        </draw:frame>
        <draw:frame draw:style-name="gr9" draw:text-style-name="P3" draw:layer="layout" svg:width="2.395cm" svg:height="0.717cm" svg:x="3.931cm" svg:y="6.477cm">
          <draw:text-box>
            <text:p><text:span text:style-name="T6">Свойство</text:span></text:p>
          </draw:text-box>
        </draw:frame>
        <draw:frame draw:style-name="gr11" draw:text-style-name="P3" draw:layer="layout" svg:width="4.018cm" svg:height="0.889cm" svg:x="12.061cm" svg:y="2.032cm">
          <draw:text-box>
            <text:p><text:span text:style-name="T6">Блок объявлений</text:span></text:p>
          </draw:text-box>
        </draw:frame>
        <draw:frame draw:style-name="gr12" draw:text-style-name="P3" draw:layer="layout" svg:width="2.854cm" svg:height="0.717cm" svg:x="16.633cm" svg:y="3.176cm">
          <draw:text-box>
            <text:p><text:span text:style-name="T6">Объявление</text:span></text:p>
          </draw:text-box>
        </draw:frame>
        <draw:frame draw:style-name="gr11" draw:text-style-name="P3" draw:layer="layout" svg:width="3.429cm" svg:height="0.889cm" svg:x="11.79cm" svg:y="0cm">
          <draw:text-box>
            <text:p><text:span text:style-name="T6">Правило CSS</text:span></text:p>
          </draw:text-box>
        </draw:frame>
        <draw:frame draw:style-name="gr12" draw:text-style-name="P3" draw:layer="layout" svg:width="2.854cm" svg:height="0.717cm" svg:x="5.933cm" svg:y="3.177cm">
          <draw:text-box>
            <text:p><text:span text:style-name="T6">Объявление</text:span></text:p>
          </draw:text-box>
        </draw:frame>
        <draw:custom-shape draw:style-name="gr13" draw:text-style-name="P2" draw:layer="layout" svg:width="0.508cm" svg:height="9.692cm" draw:transform="rotate (1.5707963267949) translate (11.771cm 6.223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" draw:text-style-name="P2" draw:layer="layout" svg:width="0.508cm" svg:height="2.032cm" draw:transform="rotate (1.5707963267949) translate (22.479cm 6.223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5" draw:layer="layout" svg:width="2.413cm" svg:height="0.717cm" svg:x="22.356cm" svg:y="6.477cm">
          <draw:text-box>
            <text:p text:style-name="P4"><text:span text:style-name="T6">Значение</text:span></text:p>
          </draw:text-box>
        </draw:frame>
        <draw:frame draw:style-name="gr9" draw:text-style-name="P3" draw:layer="layout" svg:width="2.395cm" svg:height="0.717cm" svg:x="15.432cm" svg:y="6.477cm">
          <draw:text-box>
            <text:p><text:span text:style-name="T6">Свойств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6.7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0.3$Windows_X86_64 LibreOffice_project/efb621ed25068d70781dc026f7e9c5187a4decd1</meta:generator>
    <dc:date>2018-10-09T11:33:29.336000000</dc:date>
    <meta:editing-duration>PT32M54S</meta:editing-duration>
    <meta:editing-cycles>6</meta:editing-cycles>
    <meta:document-statistic meta:object-count="19"/>
  </office:meta>
</office:document-meta>
</file>